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6da" officeooo:paragraph-rsid="001c86da"/>
    </style:style>
    <style:style style:name="P2" style:family="paragraph" style:parent-style-name="Standard">
      <style:text-properties fo:font-size="15pt" fo:font-weight="bold" officeooo:rsid="001c86da" officeooo:paragraph-rsid="001c86d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c86da" officeooo:paragraph-rsid="001c86d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ee8d4" officeooo:paragraph-rsid="001ee8d4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officeooo:rsid="001fcac3" officeooo:paragraph-rsid="001fcac3" style:font-size-asian="15pt" style:font-size-complex="15pt"/>
    </style:style>
    <style:style style:name="P6" style:family="paragraph" style:parent-style-name="Standard">
      <style:text-properties fo:font-size="15pt" officeooo:rsid="0023317f" officeooo:paragraph-rsid="0023317f" style:font-size-asian="15pt" style:font-size-complex="15pt"/>
    </style:style>
    <style:style style:name="P7" style:family="paragraph" style:parent-style-name="Standard">
      <style:text-properties fo:font-size="15pt" officeooo:rsid="0025c115" officeooo:paragraph-rsid="0025c115" style:font-size-asian="15pt" style:font-size-complex="15pt"/>
    </style:style>
    <style:style style:name="P8" style:family="paragraph" style:parent-style-name="Standard">
      <style:text-properties officeooo:rsid="002b77ac" officeooo:paragraph-rsid="002b77ac"/>
    </style:style>
    <style:style style:name="P9" style:family="paragraph" style:parent-style-name="Standard">
      <style:text-properties officeooo:rsid="002db5b0" officeooo:paragraph-rsid="002e017d"/>
    </style:style>
    <style:style style:name="P10" style:family="paragraph" style:parent-style-name="Standard">
      <style:text-properties fo:font-size="15pt" officeooo:rsid="0027d173" officeooo:paragraph-rsid="0027d173" style:font-size-asian="15pt" style:font-size-complex="15pt"/>
    </style:style>
    <style:style style:name="P11" style:family="paragraph" style:parent-style-name="Standard">
      <style:text-properties fo:font-size="15pt" officeooo:rsid="0028b7d9" officeooo:paragraph-rsid="0028b7d9" style:font-size-asian="15pt" style:font-size-complex="15pt"/>
    </style:style>
    <style:style style:name="P12" style:family="paragraph" style:parent-style-name="Standard">
      <style:text-properties fo:font-size="15pt" officeooo:rsid="002a96bc" officeooo:paragraph-rsid="0028b7d9" style:font-size-asian="15pt" style:font-size-complex="15pt"/>
    </style:style>
    <style:style style:name="P13" style:family="paragraph" style:parent-style-name="Standard">
      <style:text-properties fo:font-size="15pt" officeooo:rsid="002a96bc" officeooo:paragraph-rsid="002a96bc" style:font-size-asian="15pt" style:font-size-complex="15pt"/>
    </style:style>
    <style:style style:name="P14" style:family="paragraph" style:parent-style-name="Standard">
      <style:text-properties fo:font-size="15pt" officeooo:rsid="002d4e51" officeooo:paragraph-rsid="002b77ac" style:font-size-asian="15pt" style:font-size-complex="15pt"/>
    </style:style>
    <style:style style:name="P15" style:family="paragraph" style:parent-style-name="Standard">
      <style:text-properties fo:font-size="15pt" officeooo:rsid="002e017d" officeooo:paragraph-rsid="002e017d" style:font-size-asian="15pt" style:font-size-complex="15pt"/>
    </style:style>
    <style:style style:name="P16" style:family="paragraph" style:parent-style-name="Standard">
      <style:text-properties fo:font-size="15pt" officeooo:rsid="002db5b0" officeooo:paragraph-rsid="002e017d" style:font-size-asian="15pt" style:font-size-complex="15pt"/>
    </style:style>
    <style:style style:name="P17" style:family="paragraph" style:parent-style-name="Standard">
      <style:text-properties fo:font-size="15pt" officeooo:rsid="00300017" officeooo:paragraph-rsid="00300017" style:font-size-asian="15pt" style:font-size-complex="15pt"/>
    </style:style>
    <style:style style:name="P18" style:family="paragraph" style:parent-style-name="Standard">
      <style:text-properties fo:font-size="15pt" officeooo:rsid="0030fd4d" officeooo:paragraph-rsid="0030fd4d" style:font-size-asian="15pt" style:font-size-complex="15pt"/>
    </style:style>
    <style:style style:name="P19" style:family="paragraph" style:parent-style-name="Standard">
      <style:text-properties fo:font-size="15pt" officeooo:rsid="002b77ac" officeooo:paragraph-rsid="002b77ac" style:font-size-asian="15pt" style:font-size-complex="15pt"/>
    </style:style>
    <style:style style:name="P20" style:family="paragraph" style:parent-style-name="Standard">
      <style:text-properties fo:font-size="15pt" officeooo:rsid="0035e70d" officeooo:paragraph-rsid="0035e70d" style:font-size-asian="15pt" style:font-size-complex="15pt"/>
    </style:style>
    <style:style style:name="P21" style:family="paragraph" style:parent-style-name="Standard">
      <style:text-properties fo:font-size="15pt" officeooo:rsid="0037b69e" officeooo:paragraph-rsid="0037b69e" style:font-size-asian="15pt" style:font-size-complex="15pt"/>
    </style:style>
    <style:style style:name="P22" style:family="paragraph" style:parent-style-name="Standard">
      <style:text-properties fo:font-size="15pt" officeooo:rsid="003a4d2c" officeooo:paragraph-rsid="003a4d2c" style:font-size-asian="15pt" style:font-size-complex="15pt"/>
    </style:style>
    <style:style style:name="T1" style:family="text">
      <style:text-properties officeooo:rsid="001d4660"/>
    </style:style>
    <style:style style:name="T2" style:family="text">
      <style:text-properties officeooo:rsid="0024622f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d4e51" style:font-size-asian="15pt" style:font-size-complex="15pt"/>
    </style:style>
    <style:style style:name="T5" style:family="text">
      <style:text-properties fo:font-size="15pt" officeooo:rsid="002e017d" style:font-size-asian="15pt" style:font-size-complex="15pt"/>
    </style:style>
    <style:style style:name="T6" style:family="text">
      <style:text-properties officeooo:rsid="00391898"/>
    </style:style>
    <style:style style:name="T7" style:family="text">
      <style:text-properties officeooo:rsid="003ac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bedded OS vs Real time OS</text:p>
      <text:p text:style-name="P2"/>
      <text:p text:style-name="P3">Application services time is not fixed in Embedded OS while in R-tos time is fixed <text:span text:style-name="T1">time responses</text:span></text:p>
      <text:p text:style-name="P3"/>
      <text:p text:style-name="P4">Linux is not OS, it is a kernel</text:p>
      <text:p text:style-name="P4"/>
      <text:p text:style-name="P4">OS = Kernel + Shell</text:p>
      <text:p text:style-name="P1"/>
      <text:p text:style-name="P5">Core + Services = Kernel</text:p>
      <text:p text:style-name="P5"/>
      <text:p text:style-name="P5">Core = board boot etc</text:p>
      <text:p text:style-name="P5"/>
      <text:p text:style-name="P5">CPU = Kernel Space + User space</text:p>
      <text:p text:style-name="P5"/>
      <text:p text:style-name="P5">Monolithic uses only 2 ring. </text:p>
      <text:p text:style-name="P5">Micro kernel uses 4 ring. Core is in ring 0. Services are in ring 1 an ring 2.</text:p>
      <text:p text:style-name="P6">So in case of kernel crash <text:span text:style-name="T2">reboot is not happen</text:span></text:p>
      <text:p text:style-name="P6"/>
      <text:p text:style-name="P7">Makefile depends on time slape</text:p>
      <text:p text:style-name="P5"/>
      <text:p text:style-name="P10">How to add a new system call?</text:p>
      <text:p text:style-name="P10"/>
      <text:p text:style-name="P11">File Systems <text:s/>are kernel services. 2 types, 1) Logical and 2) Persistent</text:p>
      <text:p text:style-name="P12"/>
      <text:p text:style-name="P13">file systems are in cat /proc/filesystems.</text:p>
      <text:p text:style-name="P13"/>
      <text:p text:style-name="P13">Ext2, 3 are disk based or logical file systems</text:p>
      <text:p text:style-name="P13"/>
      <text:p text:style-name="P8"><text:span text:style-name="T3">proc is a logical file system </text:span><text:span text:style-name="T4">that maps all kernel strucutres as files</text:span></text:p>
      <text:p text:style-name="P14"/>
      <text:p text:style-name="P9"><text:span text:style-name="T4">c</text:span><text:span text:style-name="T3">at /proc/device info, cpuinfo, </text:span><text:span text:style-name="T5">interrupts</text:span></text:p>
      <text:p text:style-name="P15"/>
      <text:p text:style-name="P16">7324 4546 are PCB’s</text:p>
      <text:p text:style-name="P16"/>
      <text:p text:style-name="P17">Mount is a process of copying super block and inode block into primary memory</text:p>
      <text:p text:style-name="P17"/>
      <text:p text:style-name="P18">When mount is successful, then only it is possible to see the disk space available</text:p>
      <text:p text:style-name="P19"/>
      <text:p text:style-name="P19"/>
      <text:p text:style-name="P20"><text:soft-page-break/>Zombie and orphan process</text:p>
      <text:p text:style-name="P20">Process and Threads</text:p>
      <text:p text:style-name="P20">User level thread vs Kernel threads</text:p>
      <text:p text:style-name="P21">Super block <text:span text:style-name="T6">inode block</text:span></text:p>
      <text:p text:style-name="P21"/>
      <text:p text:style-name="P21"/>
      <text:p text:style-name="P22">Fork copy is created only when there is some write information <text:span text:style-name="T7">otherwise it simpy allow the shared acces of only read to both parent and child proc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22:11.529642502</meta:creation-date>
    <dc:date>2019-06-08T17:33:34.901613759</dc:date>
    <meta:editing-duration>PT7H4M35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220" meta:character-count="1165" meta:non-whitespace-character-count="968"/>
  </office:meta>
</office:document-meta>
</file>